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300000055A9EDC1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testazione" style:family="table">
      <style:table-properties style:width="12cm" fo:margin-left="2.79cm" fo:margin-right="2.799cm" table:align="margins"/>
    </style:style>
    <style:style style:name="Intestazione.A" style:family="table-column">
      <style:table-column-properties style:column-width="4.001cm" style:rel-column-width="21848*"/>
    </style:style>
    <style:style style:name="Intestazione.B" style:family="table-column">
      <style:table-column-properties style:column-width="7.999cm" style:rel-column-width="43687*"/>
    </style:style>
    <style:style style:name="Intestazione.A1" style:family="table-cell">
      <style:table-cell-properties fo:padding="0.097cm" fo:border="none"/>
    </style:style>
    <style:style style:name="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P3" style:family="paragraph" style:parent-style-name="Table_20_Contents">
      <style:text-properties fo:font-size="9pt" style:font-size-asian="9pt" style:font-size-complex="9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fo:break-before="page"/>
      <style:text-properties fo:text-transform="uppercase"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</style:style>
    <style:style style:name="P14" style:family="paragraph" style:parent-style-name="Standard">
      <style:paragraph-properties fo:margin-left="0.6cm" fo:margin-right="0cm" fo:text-indent="-0.6cm" style:auto-text-indent="false">
        <style:tab-stops>
          <style:tab-stop style:position="0.6cm"/>
        </style:tab-stops>
      </style:paragraph-properties>
      <style:text-properties fo:font-style="normal" style:font-style-asian="normal" style:font-style-complex="normal"/>
    </style:style>
    <style:style style:name="T1" style:family="text">
      <style:text-properties style:font-name="Dingbats" fo:font-size="6pt" style:font-size-asian="6pt" style:font-size-complex="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{doctype}</text:p>
      <text:p text:style-name="P4"/>
      <text:p text:style-name="P4">Anno scolastico {year}</text:p>
      <text:p text:style-name="Standard"/>
      <table:table table:name="Intestazione" table:style-name="Intestazione">
        <table:table-column table:style-name="Intestazione.A"/>
        <table:table-column table:style-name="Intestazione.B"/>
        <table:table-row>
          <table:table-cell table:style-name="Intestazione.A1" office:value-type="string">
            <text:p text:style-name="Table_20_Contents">Docente:</text:p>
          </table:table-cell>
          <table:table-cell table:style-name="Intestazione.A1" office:value-type="string">
            <text:p text:style-name="Table_20_Contents">{teacher}</text:p>
          </table:table-cell>
        </table:table-row>
        <table:table-row>
          <table:table-cell table:style-name="Intestazione.A1" office:value-type="string">
            <text:p text:style-name="Table_20_Contents">Materia:</text:p>
          </table:table-cell>
          <table:table-cell table:style-name="Intestazione.A1" office:value-type="string">
            <text:p text:style-name="Table_20_Contents">{subject}</text:p>
          </table:table-cell>
        </table:table-row>
        <table:table-row>
          <table:table-cell table:style-name="Intestazione.A1" office:value-type="string">
            <text:p text:style-name="Table_20_Contents">Classe:</text:p>
          </table:table-cell>
          <table:table-cell table:style-name="Intestazione.A1" office:value-type="string">
            <text:p text:style-name="Table_20_Contents">{schoolclass}</text:p>
          </table:table-cell>
        </table:table-row>
      </table:table>
      <text:p text:style-name="Standard"/>
      <text:p text:style-name="Standard"/>
      <text:p text:style-name="Standard"/>
      <text:p text:style-name="P10">[!-- BEGIN infos --]</text:p>
      <text:p text:style-name="P7">{infoTitle}</text:p>
      <text:p text:style-name="P9">{infoDescription}</text:p>
      <text:p text:style-name="Standard">{infoContent}</text:p>
      <text:p text:style-name="Standard"/>
      <text:p text:style-name="Standard">[!-- END infos --]</text:p>
      <text:p text:style-name="P11">Moduli didattici</text:p>
      <text:p text:style-name="Standard"/>
      <text:p text:style-name="P8">Legenda</text:p>
      <text:p text:style-name="Standard"/>
      <text:p text:style-name="Standard">Per ogni elemento, l'indicazione di realizzazione è espressa sulla base delle seguenti scale:</text:p>
      <text:p text:style-name="Standard"/>
      <text:p text:style-name="Standard"><text:s text:c="4"/>* <text:span text:style-name="T3">Contenuti</text:span> - min: 1 = Non trattato; max: 4 = Trattato completamente</text:p>
      <text:p text:style-name="Standard"><text:s text:c="4"/>* <text:span text:style-name="T3">Conoscenze</text:span> - min: 1 = Conoscenza generalmente non acquisita; max: 4 = Conoscenza generalmente pienamente acquisita</text:p>
      <text:p text:style-name="Standard"><text:s text:c="4"/>* <text:span text:style-name="T3">Abilità</text:span> - min: - 1 = Abilità generalmente non acquisita; max: 4 = Abilità generalmente pienamente acquisita</text:p>
      <text:p text:style-name="Standard"><text:s text:c="4"/>* <text:span text:style-name="T3">Competenze</text:span> - min: 1 = Competenza generalmente non acquisita; max: 4 = Competenza generalmente pienamente acquisita</text:p>
      <text:p text:style-name="Standard"/>
      <text:p text:style-name="Standard"/>
      <text:p text:style-name="Standard">[!-- BEGIN modules --]</text:p>
      <text:p text:style-name="P5">{moduleNumber}. {moduleTitle}</text:p>
      <text:p text:style-name="Standard">[!-- BEGIN group --]</text:p>
      <text:p text:style-name="Standard">{groupTitle}[!-- BEGIN item --]</text:p>
      <text:p text:style-name="P14"><text:span text:style-name="T1"></text:span><text:span text:style-name="T2"><text:tab/>{itemContent}</text:span>[!-- END item --]</text:p>
      <text:p text:style-name="P14"/>
      <text:p text:style-name="Standard">[!-- END group --]{pagebreak}[!-- END modules --]</text:p>
      <text:p text:style-name="Standard"/>
      <text:p text:style-name="P10">[!-- BEGIN toolgroups --]</text:p>
      <text:p text:style-name="P6">{toolgroupTitle}</text:p>
      <text:p text:style-name="Standard">[!-- BEGIN tool --]</text:p>
      <text:p text:style-name="P13"><text:span text:style-name="T1"></text:span><text:tab/>{toolContent}[!-- END tool --]</text:p>
      <text:p text:style-name="P13"/>
      <text:p text:style-name="Standard">[!-- END toolgroups --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ingbats" svg:font-family="Dingbats" style:font-pitch="variable" style:font-charset="x-symbol"/>
    <style:font-face style:name="StarSymbol" svg:font-family="StarSymbol, 'Arial Unicode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choolmeshpagebreak" style:family="paragraph" style:parent-style-name="Standard" style:next-style-name="Standard" style:class="text" style:master-page-name="">
      <style:paragraph-properties style:page-number="auto" fo:break-before="pag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schoolmeshem" style:family="text">
      <style:text-properties fo:font-style="italic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choolmeshsup" style:family="text">
      <style:text-properties style:text-position="super 58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choolmeshsub" style:family="text">
      <style:text-properties style:text-position="sub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Heading" style:family="table">
      <style:table-properties style:width="17.595cm" fo:margin-left="0cm" fo:margin-right="-0.005cm" table:align="margins"/>
    </style:style>
    <style:style style:name="Heading.A" style:family="table-column">
      <style:table-column-properties style:column-width="3cm" style:rel-column-width="11175*"/>
    </style:style>
    <style:style style:name="Heading.B" style:family="table-column">
      <style:table-column-properties style:column-width="7.848cm" style:rel-column-width="29229*"/>
    </style:style>
    <style:style style:name="Heading.C" style:family="table-column">
      <style:table-column-properties style:column-width="6.747cm" style:rel-column-width="25131*"/>
    </style:style>
    <style:style style:name="Heading.1" style:family="table-row">
      <style:table-row-properties style:min-row-height="0.011cm"/>
    </style:style>
    <style:style style:name="Headin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Heading.C1" style:family="table-cell">
      <style:table-cell-properties fo:padding="0.097cm" fo:border="0.002cm solid #000000"/>
    </style:style>
    <style:style style:name="MP1" style:family="paragraph" style:parent-style-name="Header">
      <style:paragraph-properties fo:line-height="150%" fo:text-align="center" style:justify-single-word="false" style:snap-to-layout-grid="false">
        <style:tab-stops/>
      </style:paragraph-properties>
      <style:text-properties style:font-name="Arial" fo:font-size="12pt" style:font-size-asian="12pt"/>
    </style:style>
    <style:style style:name="MP2" style:family="paragraph" style:parent-style-name="Header">
      <style:paragraph-properties fo:text-align="center" style:justify-single-word="false">
        <style:tab-stops/>
      </style:paragraph-properties>
      <style:text-properties style:font-name="Arial" fo:font-size="12pt" fo:font-weight="bold" style:font-size-asian="12pt" style:font-weight-asian="bold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fr1" style:family="graphic" style:parent-style-name="Graphics">
      <style:graphic-properties fo:margin-left="0cm" fo:margin-right="0cm" style:vertical-pos="top" style:vertical-rel="paragraph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Heading" table:style-name="Heading">
          <table:table-column table:style-name="Heading.A"/>
          <table:table-column table:style-name="Heading.B"/>
          <table:table-column table:style-name="Heading.C"/>
          <table:table-row table:style-name="Heading.1">
            <table:table-cell table:style-name="Heading.A1" office:value-type="string">
              <text:p text:style-name="Table_20_Contents"><draw:frame draw:style-name="Mfr1" draw:name="immagini1" text:anchor-type="char" svg:width="2.196cm" svg:height="2.249cm" draw:z-index="3"><draw:image xlink:href="Pictures/100000000000005300000055A9EDC165.png" xlink:type="simple" xlink:show="embed" xlink:actuate="onLoad"/></draw:frame></text:p>
            </table:table-cell>
            <table:table-cell table:style-name="Heading.A1" office:value-type="string">
              <text:p text:style-name="MP1"/>
              <text:p text:style-name="MP1">REGISTRAZIONI DELLA QUALITÀ</text:p>
              <text:p text:style-name="MP2">Docenza (Piano di lavoro / Relazione)</text:p>
            </table:table-cell>
            <table:table-cell table:style-name="Heading.C1" office:value-type="string">
              <text:p text:style-name="MP3"/>
            </table:table-cell>
          </table:table-row>
        </table:table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11-12T18:07:25</meta:creation-date>
    <dc:date>2010-05-05T10:42:28</dc:date>
    <meta:editing-cycles>27</meta:editing-cycles>
    <meta:editing-duration>PT02H45M08S</meta:editing-duration>
    <dc:creator>Loris </dc:creator>
    <meta:document-statistic meta:table-count="2" meta:image-count="1" meta:object-count="0" meta:page-count="4" meta:paragraph-count="33" meta:word-count="167" meta:character-count="1067"/>
    <meta:user-defined meta:name="Info 1"/>
    <meta:user-defined meta:name="Info 2"/>
    <meta:user-defined meta:name="Info 3"/>
    <meta:user-defined meta:name="Info 4"/>
  </office:meta>
</office:document-meta>
</file>